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118cm" svg:height="12.404cm" svg:x="11.328cm" svg:y="1.116cm">
            <draw:object draw:notify-on-update-of-ranges="Sheet1.A1:Sheet1.A1 Sheet1.A2:Sheet1.A50 Sheet1.B1:Sheet1.B1 Sheet1.B2:Sheet1.B50 Sheet1.A1:Sheet1.A1 Sheet1.A2:Sheet1.A50 Sheet1.C1:Sheet1.C1 Sheet1.C2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  <table:table-cell office:value-type="string" calcext:value-type="string">
            <text:p>Calibrage 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333" calcext:value-type="float">
            <text:p>-1333</text:p>
          </table:table-cell>
          <table:table-cell office:value-type="string" calcext:value-type="string">
            <text:p>15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4480" calcext:value-type="float">
            <text:p>-4480</text:p>
          </table:table-cell>
          <table:table-cell office:value-type="string" calcext:value-type="string">
            <text:p>15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5687" calcext:value-type="float">
            <text:p>-5687</text:p>
          </table:table-cell>
          <table:table-cell office:value-type="string" calcext:value-type="string">
            <text:p>15-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3391" calcext:value-type="float">
            <text:p>-3391</text:p>
          </table:table-cell>
          <table:table-cell office:value-type="string" calcext:value-type="string">
            <text:p>15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5-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-2420" calcext:value-type="float">
            <text:p>-2420</text:p>
          </table:table-cell>
          <table:table-cell office:value-type="string" calcext:value-type="string">
            <text:p>15-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-817" calcext:value-type="float">
            <text:p>-817</text:p>
          </table:table-cell>
          <table:table-cell office:value-type="string" calcext:value-type="string">
            <text:p>15-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-4428" calcext:value-type="float">
            <text:p>-4428</text:p>
          </table:table-cell>
          <table:table-cell office:value-type="string" calcext:value-type="string">
            <text:p>30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4617" calcext:value-type="float">
            <text:p>-4617</text:p>
          </table:table-cell>
          <table:table-cell office:value-type="string" calcext:value-type="string">
            <text:p>30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-2456" calcext:value-type="float">
            <text:p>-2456</text:p>
          </table:table-cell>
          <table:table-cell office:value-type="string" calcext:value-type="string">
            <text:p>30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-3211" calcext:value-type="float">
            <text:p>-3211</text:p>
          </table:table-cell>
          <table:table-cell office:value-type="string" calcext:value-type="string">
            <text:p>30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-669" calcext:value-type="float">
            <text:p>-669</text:p>
          </table:table-cell>
          <table:table-cell office:value-type="string" calcext:value-type="string">
            <text:p>30-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-1038" calcext:value-type="float">
            <text:p>-1038</text:p>
          </table:table-cell>
          <table:table-cell office:value-type="string" calcext:value-type="string">
            <text:p>30-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0-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-2316" calcext:value-type="float">
            <text:p>-2316</text:p>
          </table:table-cell>
          <table:table-cell office:value-type="string" calcext:value-type="string">
            <text:p>45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45-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-818" calcext:value-type="float">
            <text:p>-818</text:p>
          </table:table-cell>
          <table:table-cell office:value-type="string" calcext:value-type="string">
            <text:p>45-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45-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5-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45-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60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60-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-1375" calcext:value-type="float">
            <text:p>-1375</text:p>
          </table:table-cell>
          <table:table-cell office:value-type="string" calcext:value-type="string">
            <text:p>60-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60-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-700" calcext:value-type="float">
            <text:p>-700</text:p>
          </table:table-cell>
          <table:table-cell office:value-type="string" calcext:value-type="string">
            <text:p>60-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0-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60-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75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75-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-1482" calcext:value-type="float">
            <text:p>-1482</text:p>
          </table:table-cell>
          <table:table-cell office:value-type="string" calcext:value-type="string">
            <text:p>75-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75-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75-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75-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75-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-2802" calcext:value-type="float">
            <text:p>-2802</text:p>
          </table:table-cell>
          <table:table-cell office:value-type="string" calcext:value-type="string">
            <text:p>90-15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426" calcext:value-type="float">
            <text:p>6426</text:p>
          </table:table-cell>
          <table:table-cell table:style-name="ce1" office:value-type="string" calcext:value-type="string">
            <text:p>90-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90-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90-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90-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-6585" calcext:value-type="float">
            <text:p>-6585</text:p>
          </table:table-cell>
          <table:table-cell office:value-type="string" calcext:value-type="string">
            <text:p>90-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90-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100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100-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-869" calcext:value-type="float">
            <text:p>-869</text:p>
          </table:table-cell>
          <table:table-cell office:value-type="string" calcext:value-type="string">
            <text:p>100-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-2140" calcext:value-type="float">
            <text:p>-2140</text:p>
          </table:table-cell>
          <table:table-cell office:value-type="string" calcext:value-type="string">
            <text:p>100-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-1226" calcext:value-type="float">
            <text:p>-1226</text:p>
          </table:table-cell>
          <table:table-cell office:value-type="string" calcext:value-type="string">
            <text:p>100-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100-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-2330" calcext:value-type="float">
            <text:p>-2330</text:p>
          </table:table-cell>
          <table:table-cell office:value-type="string" calcext:value-type="string">
            <text:p>100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09T23:03:11.088733113</dc:date>
    <meta:editing-duration>P0D</meta:editing-duration>
    <meta:editing-cycles>1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19cm" svg:height="12.405cm" xlink:href=".." xlink:type="simple" chart:class="chart:scatter" chart:style-name="ch1">
        <chart:legend chart:legend-position="end" svg:x="17.288cm" svg:y="5.654cm" style:legend-expansion="high" chart:style-name="ch2"/>
        <chart:plot-area chart:style-name="ch3" table:cell-range-address="Sheet1.A1:Sheet1.C50" chart:data-source-has-labels="row" svg:x="1.433cm" svg:y="0.248cm" svg:width="15.433cm" svg:height="10.928cm">
          <chartooo:coordinate-region svg:x="2.531cm" svg:y="0.447cm" svg:width="13.713cm" svg:height="10.082cm"/>
          <chart:axis chart:dimension="x" chart:name="primary-x" chart:style-name="ch4">
            <chart:title svg:x="8.377cm" svg:y="11.424cm" chart:style-name="ch5">
              <text:p>Calibrage</text:p>
            </chart:title>
          </chart:axis>
          <chart:axis chart:dimension="y" chart:name="primary-y" chart:style-name="ch6">
            <chart:title svg:x="0.451cm" svg:y="6.193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B2:Sheet1.B50" chart:label-cell-address="Sheet1.B1:Sheet1.B1" chart:class="chart:scatter">
            <chart:domain table:cell-range-address="Sheet1.A2:Sheet1.A50"/>
            <chart:data-point chart:repeated="49"/>
          </chart:series>
          <chart:series chart:attached-axis="primary-y" chart:style-name="ch11" chart:values-cell-range-address="Sheet1.C2:Sheet1.C50" chart:label-cell-address="Sheet1.C1:Sheet1.C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ties gagnees</text:p>
                <draw:g>
                  <svg:desc>Sheet1.B1:Sheet1.B1</svg:desc>
                </draw:g>
              </table:table-cell>
              <table:table-cell office:value-type="string">
                <text:p>Argent gag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</svg:desc>
                </draw:g>
              </table:table-cell>
              <table:table-cell office:value-type="float" office:value="33">
                <text:p>33</text:p>
                <draw:g>
                  <svg:desc>Sheet1.B2:Sheet1.B50</svg:desc>
                </draw:g>
              </table:table-cell>
              <table:table-cell office:value-type="float" office:value="-1333">
                <text:p>-1333</text:p>
                <draw:g>
                  <svg:desc>Sheet1.C2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-5687">
                <text:p>-5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-3391">
                <text:p>-3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-2420">
                <text:p>-24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-817">
                <text:p>-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-4428">
                <text:p>-4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-4617">
                <text:p>-4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-2456">
                <text:p>-2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3211">
                <text:p>-3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-669">
                <text:p>-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-2316">
                <text:p>-2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-818">
                <text:p>-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-1375">
                <text:p>-1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8">
                <text:p>7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-2802">
                <text:p>-2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-6585">
                <text:p>-65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-869">
                <text:p>-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-2140">
                <text:p>-2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-1226">
                <text:p>-1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2330">
                <text:p>-2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